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7b0" officeooo:paragraph-rsid="000205fe"/>
    </style:style>
    <style:style style:name="P2" style:family="paragraph" style:parent-style-name="Standard">
      <style:paragraph-properties fo:text-align="end" style:justify-single-word="false"/>
      <style:text-properties officeooo:rsid="001857b0" officeooo:paragraph-rsid="000205fe"/>
    </style:style>
    <style:style style:name="P3" style:family="paragraph" style:parent-style-name="Standard">
      <style:text-properties fo:font-weight="bold" officeooo:rsid="001857b0" officeooo:paragraph-rsid="000205fe" style:font-weight-asian="bold" style:font-weight-complex="bold"/>
    </style:style>
    <style:style style:name="P4" style:family="paragraph" style:parent-style-name="Standard">
      <style:text-properties officeooo:rsid="0002ff1e" officeooo:paragraph-rsid="0002ff1e"/>
    </style:style>
    <style:style style:name="P5" style:family="paragraph" style:parent-style-name="Standard">
      <style:text-properties officeooo:rsid="002405df" officeooo:paragraph-rsid="000205fe"/>
    </style:style>
    <style:style style:name="P6" style:family="paragraph" style:parent-style-name="Standard">
      <style:text-properties officeooo:rsid="002405df" officeooo:paragraph-rsid="0004f9f9"/>
    </style:style>
    <style:style style:name="P7" style:family="paragraph" style:parent-style-name="Standard">
      <style:text-properties officeooo:rsid="0004f9f9" officeooo:paragraph-rsid="0004f9f9"/>
    </style:style>
    <style:style style:name="P8" style:family="paragraph" style:parent-style-name="Standard">
      <style:text-properties officeooo:rsid="00061a9a" officeooo:paragraph-rsid="00061a9a"/>
    </style:style>
    <style:style style:name="P9" style:family="paragraph" style:parent-style-name="Standard">
      <style:text-properties officeooo:rsid="0007ec4c" officeooo:paragraph-rsid="0007ec4c"/>
    </style:style>
    <style:style style:name="P10" style:family="paragraph" style:parent-style-name="Standard" style:master-page-name="">
      <style:paragraph-properties fo:text-align="end" style:justify-single-word="false" style:page-number="auto"/>
      <style:text-properties fo:font-weight="bold" officeooo:rsid="001857b0" officeooo:paragraph-rsid="000205fe" style:font-weight-asian="bold" style:font-weight-complex="bold"/>
    </style:style>
    <style:style style:name="T1" style:family="text">
      <style:text-properties officeooo:rsid="002405df"/>
    </style:style>
    <style:style style:name="T2" style:family="text">
      <style:text-properties officeooo:rsid="000433a4"/>
    </style:style>
    <style:style style:name="T3" style:family="text">
      <style:text-properties officeooo:rsid="0004f9f9"/>
    </style:style>
    <style:style style:name="T4" style:family="text">
      <style:text-properties officeooo:rsid="00061a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rridge &amp; Company Ltd</text:p>
      <text:p text:style-name="P2">Centre House, </text:p>
      <text:p text:style-name="P2">Court Parade Aldridge</text:p>
      <text:p text:style-name="P2">Walsall, WS9 8LT</text:p>
      <text:p text:style-name="P2"/>
      <text:p text:style-name="P1"/>
      <text:p text:style-name="P3">Hoang Duy Tran</text:p>
      <text:p text:style-name="P1">21 Fox House, Maysoule Road</text:p>
      <text:p text:style-name="P1">London SW11 2BX</text:p>
      <text:p text:style-name="P1">Employee Number: 836329</text:p>
      <text:p text:style-name="P1">Phone: +44 7424 355 760</text:p>
      <text:p text:style-name="P1">E-mail: <text:a xlink:type="simple" xlink:href="mailto:hoangduytran1960@googlemail.com" text:style-name="Internet_20_link" text:visited-style-name="Visited_20_Internet_20_Link">hoangduytran1960@googlemail.com</text:a></text:p>
      <text:p text:style-name="P1"/>
      <text:p text:style-name="P4">Date: 05/04/2018</text:p>
      <text:p text:style-name="P4"/>
      <text:p text:style-name="P5">For the attention of Personnel Department</text:p>
      <text:p text:style-name="P5"/>
      <text:p text:style-name="P5">Dear Personnel,</text:p>
      <text:p text:style-name="P5">I <text:span text:style-name="T3">encountered a Achilles tendon injury whilst </text:span>working at: </text:p>
      <text:p text:style-name="P5"/>
      <text:p text:style-name="P6">Job Number: 500093, </text:p>
      <text:p text:style-name="P6"><text:span text:style-name="T3">Date: </text:span>31/01/2018</text:p>
      <text:p text:style-name="P6"><text:span text:style-name="T3">Time: </text:span>06:00 – 14:30 </text:p>
      <text:p text:style-name="P7">Company: <text:span text:style-name="T1">All Saints Retail Limited - <text:s/>Unit 6, Bellingham Way, Larkfield, Aylesford, Kent, ME20 6SQ</text:span></text:p>
      <text:p text:style-name="P6"/>
      <text:p text:style-name="P6">I told my mother about the injury <text:s/>and my mother advised me to continue working as the body will heal itself. But it wasn’t the case. The last day I could work was 02/03/2018 </text:p>
      <text:p text:style-name="P5"/>
      <text:p text:style-name="P5">Job Number: 508181, </text:p>
      <text:p text:style-name="P5">Date: 02/03/2018</text:p>
      <text:p text:style-name="P5">Company: Co-Op Group Limited,4 Buckhold Rd, London,SW18 4JS</text:p>
      <text:p text:style-name="P5">Time: 06:00 – 14:00</text:p>
      <text:p text:style-name="P5"/>
      <text:p text:style-name="P5"><text:span text:style-name="T3">when </text:span>the pain became unbearable. I stopped working for nearly two weeks and thinking that <text:s/>I could go back to work again, so I agreed to work on</text:p>
      <text:p text:style-name="P5"/>
      <text:p text:style-name="P5">Job Number: 962417</text:p>
      <text:p text:style-name="P5">Date: 15/03/2018</text:p>
      <text:p text:style-name="P5">Company: Waterstones Booksellers Limited,82 Gower Street London,WC1E 6EQ</text:p>
      <text:p text:style-name="P5">Time: 20:45 – 05:00 (16/03/2018)</text:p>
      <text:p text:style-name="P5"/>
      <text:p text:style-name="P5">Near to the end of the shift, I found that I could not stand up (from <text:span text:style-name="T3">a </text:span>s<text:span text:style-name="T3">it</text:span>ting <text:span text:style-name="T3">position </text:span>on the floor) properly. The pain was excruciating. After that shift, I decided to rest from works to allow <text:span text:style-name="T3">healing</text:span> taking place. I had since not accepting any works, <text:span text:style-name="T2">and this situation is likely continue for a foreseeable future.</text:span></text:p>
      <text:p text:style-name="P5"/>
      <text:p text:style-name="P7">Recently, the council approached me with bills for council tax and rental contribution <text:span text:style-name="T4">based on the weekly average income approximation of £137.34, of which, for the time being is no longer accurate, for I haven’t been to work for more than a month.</text:span></text:p>
      <text:p text:style-name="P7"/>
      <text:p text:style-name="P8"><text:soft-page-break/>I attached a certificate of earnings the council issued, but I think what they need to know is the total pay I received up-to-date and how long have I been off work since 02/03/2018. </text:p>
      <text:p text:style-name="P8"/>
      <text:p text:style-name="P8">I anxious waiting for a complete body healing taking place and that I could return to work soon.</text:p>
      <text:p text:style-name="P8"/>
      <text:p text:style-name="P9">Could you please fill the form and inform the Wandsworth council all the information regarding my state of working and earning as required. I had offered to send my Excel Spreadsheet record of all the works attended and the pay I received etc… but the council won’t accept it.</text:p>
      <text:p text:style-name="P9"/>
      <text:p text:style-name="P9">Thank you for your assistance in this matter.</text:p>
      <text:p text:style-name="P9"/>
      <text:p text:style-name="P9"/>
      <text:p text:style-name="P9">Yours sincerely,</text:p>
      <text:p text:style-name="P9"/>
      <text:p text:style-name="P9"/>
      <text:p text:style-name="P9"/>
      <text:p text:style-name="P9"/>
      <text:p text:style-name="P9"/>
      <text:p text:style-name="P9">Hoang Tra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8:48:45.444373431</meta:creation-date>
    <dc:date>2018-04-05T19:56:35.764269859</dc:date>
    <meta:editing-duration>PT25M8S</meta:editing-duration>
    <meta:editing-cycles>4</meta:editing-cycles>
    <meta:generator>LibreOffice/5.4.6.2$Linux_X86_64 LibreOffice_project/40$Build-2</meta:generator>
    <meta:document-statistic meta:table-count="0" meta:image-count="0" meta:object-count="0" meta:page-count="2" meta:paragraph-count="36" meta:word-count="384" meta:character-count="2261" meta:non-whitespace-character-count="1900"/>
  </office:meta>
</office:document-meta>
</file>